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1ac6c7" officeooo:paragraph-rsid="001ac6c7" style:font-style-asian="italic" style:font-style-complex="italic"/>
    </style:style>
    <style:style style:name="P2" style:family="paragraph" style:parent-style-name="Standard">
      <style:paragraph-properties fo:line-height="150%" style:writing-mode="page">
        <style:tab-stops>
          <style:tab-stop style:position="0.185cm"/>
          <style:tab-stop style:position="0.847cm"/>
          <style:tab-stop style:position="1.402cm"/>
          <style:tab-stop style:position="1.905cm"/>
          <style:tab-stop style:position="2.408cm"/>
        </style:tab-stops>
      </style:paragraph-properties>
      <style:text-properties style:font-name="Courier New" fo:font-size="11.5pt" officeooo:rsid="001ac6c7" officeooo:paragraph-rsid="001ac6c7"/>
    </style:style>
    <style:style style:name="P3" style:family="paragraph" style:parent-style-name="Standard">
      <style:paragraph-properties fo:line-height="150%" style:writing-mode="page">
        <style:tab-stops>
          <style:tab-stop style:position="0.185cm"/>
          <style:tab-stop style:position="0.847cm"/>
          <style:tab-stop style:position="1.402cm"/>
          <style:tab-stop style:position="1.905cm"/>
          <style:tab-stop style:position="2.408cm"/>
        </style:tab-stops>
      </style:paragraph-properties>
      <style:text-properties style:font-name="Courier New" fo:font-size="11.5pt" fo:font-weight="bold" officeooo:rsid="001ac6c7" officeooo:paragraph-rsid="001ac6c7" style:font-weight-asian="bold" style:font-weight-complex="bold"/>
    </style:style>
    <style:style style:name="P4" style:family="paragraph" style:parent-style-name="Standard">
      <style:paragraph-properties fo:line-height="150%" style:writing-mode="page">
        <style:tab-stops>
          <style:tab-stop style:position="0.185cm"/>
          <style:tab-stop style:position="0.847cm"/>
          <style:tab-stop style:position="1.402cm"/>
          <style:tab-stop style:position="1.905cm"/>
          <style:tab-stop style:position="2.408cm"/>
        </style:tab-stops>
      </style:paragraph-properties>
      <style:text-properties style:font-name="Courier New" fo:font-size="11.5pt" fo:font-weight="bold" officeooo:rsid="001ac6c7" officeooo:paragraph-rsid="001ac6c7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// die Liste der Celebrities – etwas abgekuerzt...</text:p>
      <text:p text:style-name="P3"><text:tab/><text:span text:style-name="T5">private List&lt;Celebritiy&gt; cL;</text:span></text:p>
      <text:p text:style-name="P3"/>
      <text:p text:style-name="P3"><text:tab/>public Celebrity derReichste(){</text:p>
      <text:p text:style-name="P2"><text:span text:style-name="T2"><text:tab/><text:tab/>// </text:span><text:span text:style-name="T3">einen Startwert fuer das ergebnis festlegen: der erste!</text:span></text:p>
      <text:p text:style-name="P2"><text:tab/><text:tab/>cL.toFirst();</text:p>
      <text:p text:style-name="P2"><text:tab/><text:tab/>Celebrity ergebnis = cL.getContent();</text:p>
      <text:p text:style-name="P2"><text:tab/><text:tab/>for(<text:span text:style-name="T4"> <text:s text:c="17"/></text:span>;<text:span text:style-name="T4"> <text:s text:c="17"/></text:span>;<text:span text:style-name="T4"> <text:s text:c="17"/></text:span>){</text:p>
      <text:p text:style-name="P2"><text:tab/><text:tab/><text:tab/>Celebrity c = <text:span text:style-name="T4"><text:s text:c="18"/></text:span>;</text:p>
      <text:p text:style-name="P2"><text:tab/><text:tab/><text:tab/>if(<text:span text:style-name="T4"> <text:s text:c="17"/></text:span><text:s/>&gt; <text:span text:style-name="T4"><text:s text:c="18"/></text:span>){</text:p>
      <text:p text:style-name="P2"><text:tab/><text:tab/><text:tab/><text:tab/>ergebnis = c;</text:p>
      <text:p text:style-name="P2"><text:tab/><text:tab/><text:tab/>}</text:p>
      <text:p text:style-name="P2"><text:tab/><text:tab/>}</text:p>
      <text:p text:style-name="P2"><text:tab/><text:tab/>return ergebnis;</text:p>
      <text:p text:style-name="P2"><text:tab/>}</text:p>
      <text:p text:style-name="P2"><text:tab/></text:p>
      <text:p text:style-name="P3"><text:tab/>public void rausschmeissen(String pName){</text:p>
      <text:p text:style-name="P2"><text:tab/><text:tab/>for(<text:span text:style-name="T4"> <text:s text:c="17"/></text:span>;<text:span text:style-name="T4"> <text:s text:c="17"/></text:span>;<text:span text:style-name="T4"> <text:s text:c="17"/></text:span>){</text:p>
      <text:p text:style-name="P2"><text:tab/><text:tab/><text:tab/>Celebrity c = <text:span text:style-name="T4"><text:s text:c="18"/></text:span>;</text:p>
      <text:p text:style-name="P2"><text:tab/><text:tab/><text:tab/>if(<text:span text:style-name="T4"> <text:s text:c="31"/></text:span>){</text:p>
      <text:p text:style-name="P2"><text:tab/><text:tab/><text:tab/><text:tab/><text:span text:style-name="T4"> <text:s text:c="17"/></text:span>;</text:p>
      <text:p text:style-name="P2"><text:tab/><text:tab/><text:tab/><text:tab/>return;</text:p>
      <text:p text:style-name="P2"><text:tab/><text:tab/><text:tab/>}</text:p>
      <text:p text:style-name="P2"><text:tab/><text:tab/>}</text:p>
      <text:p text:style-name="P2"><text:tab/>}</text:p>
      <text:p text:style-name="P2"><text:tab/></text:p>
      <text:p text:style-name="P3"><text:tab/>public void sortierenDurchAuswaehlen(){</text:p>
      <text:p text:style-name="P2"><text:tab/><text:tab/>List&lt;Celebrity&gt; ergebnis = new ListWithViewer&lt;Celebrity&gt;();</text:p>
      <text:p text:style-name="P2"><text:tab/><text:tab/>while(<text:span text:style-name="T4"> <text:s text:c="27"/></text:span>){</text:p>
      <text:p text:style-name="P2"><text:tab/><text:tab/><text:tab/>// den Reichsten ermitteln</text:p>
      <text:p text:style-name="P2"><text:tab/><text:tab/><text:tab/>Celebrity c = <text:span text:style-name="T4"><text:s text:c="18"/></text:span>;</text:p>
      <text:p text:style-name="P2"><text:tab/><text:tab/><text:tab/>// den Reichsten an ergebnis anhaengen</text:p>
      <text:p text:style-name="P2"><text:tab/><text:tab/><text:tab/>ergebnis.<text:span text:style-name="T4"> <text:s text:c="17"/></text:span>;</text:p>
      <text:p text:style-name="P2"><text:tab/><text:tab/><text:tab/>// den Reichsten aus cL rausschmeissen</text:p>
      <text:p text:style-name="P2"><text:tab/><text:tab/><text:tab/><text:span text:style-name="T4"> <text:s text:c="38"/></text:span>;</text:p>
      <text:p text:style-name="P2"><text:tab/><text:tab/>}</text:p>
      <text:p text:style-name="P2"><text:tab/><text:tab/>// cL durch das ergebnis ersetzen</text:p>
      <text:p text:style-name="P2"><text:tab/><text:tab/>cL = ergebnis;</text:p>
      <text:p text:style-name="P2"><text:tab/>}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ac6c7" officeooo:paragraph-rsid="001ac6c7" style:font-style-asian="italic" style:font-style-complex="italic"/>
    </style:style>
    <style:style style:name="MT1" style:family="text">
      <style:text-properties style:font-name="Courier New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Methoden für <text:span text:style-name="MT1">List </text:span>implementieren<text:tab/>November 201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4M1S</meta:editing-duration>
    <meta:editing-cycles>4</meta:editing-cycles>
    <meta:generator>LibreOffice/7.1.5.2$Windows_X86_64 LibreOffice_project/85f04e9f809797b8199d13c421bd8a2b025d52b5</meta:generator>
    <dc:date>2024-12-28T14:32:31.018000000</dc:date>
    <meta:document-statistic meta:table-count="0" meta:image-count="0" meta:object-count="0" meta:page-count="1" meta:paragraph-count="39" meta:word-count="117" meta:character-count="1121" meta:non-whitespace-character-count="631"/>
    <meta:user-defined meta:name="Info 1"/>
    <meta:user-defined meta:name="Info 2"/>
    <meta:user-defined meta:name="Info 3"/>
    <meta:user-defined meta:name="Info 4"/>
  </office:meta>
</office:document-meta>
</file>